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auto-grow-height="true" fo:min-height="13.364cm"/>
    </style:style>
    <style:style style:name="co1" style:family="table-column">
      <style:table-column-properties style:column-width="10.145cm" style:use-optimal-column-width="false"/>
    </style:style>
    <style:style style:name="co2" style:family="table-column">
      <style:table-column-properties style:column-width="6.541cm" style:use-optimal-column-width="false"/>
    </style:style>
    <style:style style:name="co3" style:family="table-column">
      <style:table-column-properties style:column-width="4.868cm" style:use-optimal-column-width="false"/>
    </style:style>
    <style:style style:name="ro1" style:family="table-row">
      <style:table-row-properties style:row-height="1.313cm"/>
    </style:style>
    <style:style style:name="ro2" style:family="table-row">
      <style:table-row-properties style:row-height="1.146cm"/>
    </style:style>
    <style:style style:name="ro3" style:family="table-row">
      <style:table-row-properties style:row-height="1.157cm"/>
    </style:style>
    <style:style style:name="ce1" style:family="table-cell">
      <loext:graphic-properties draw:fill-color="#2a6099" draw:textarea-vertical-align="middle"/>
      <style:paragraph-properties fo:text-align="center" style:text-autospace="non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" style:family="paragraph">
      <style:paragraph-properties fo:text-align="center" style:text-autospace="none"/>
      <style:text-properties fo:color="#ffffff" fo:font-size="18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 style:text-autospace="none"/>
      <style:text-properties fo:font-size="18pt" style:font-size-asian="12pt" style:font-size-complex="12pt"/>
    </style:style>
    <style:style style:name="P3" style:family="paragraph">
      <style:paragraph-properties fo:text-align="center" style:text-autospace="none"/>
      <style:text-properties fo:font-size="18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</style:style>
    <style:style style:name="P5" style:family="paragraph">
      <style:text-properties fo:color="#bf0041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="none" draw:fill-color="#ffffff"/>
      <style:text-properties fo:color="#bf0041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bf004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standard" draw:layer="layout" svg:width="21.553cm" svg:height="12.783cm" svg:x="3.123cm" svg:y="1.1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Date</text:p>
              </table:table-cell>
              <table:table-cell>
                <text:p text:style-name="P1">Horaire</text:p>
              </table:table-cell>
              <table:table-cell>
                <text:p text:style-name="P1">Salle</text:p>
              </table:table-cell>
            </table:table-row>
            <table:table-row table:style-name="ro2" table:default-cell-style-name="ce2">
              <table:table-cell>
                <text:p text:style-name="P2">30/11/2018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07/12/2018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14/12/2018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21/12/2018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11/01/2019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18/01/2019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25/01/2019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 table:style-name="ce3">
                <text:p text:style-name="P3">01/02/2019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2" table:default-cell-style-name="ce2">
              <table:table-cell>
                <text:p text:style-name="P2">08/02/2019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  <table:table-row table:style-name="ro3" table:default-cell-style-name="ce2">
              <table:table-cell>
                <text:p text:style-name="P2">15/02/2019</text:p>
              </table:table-cell>
              <table:table-cell>
                <text:p text:style-name="P2">09:00 - 12:00</text:p>
              </table:table-cell>
              <table:table-cell>
                <text:p text:style-name="P2">115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1.382cm" svg:height="0.962cm" svg:x="3.2cm" svg:y="0.038cm">
          <draw:text-box>
            <text:p>Séances du cours AMS-I03 2018-2019</text:p>
          </draw:text-box>
        </draw:frame>
        <draw:frame draw:style-name="gr1" draw:text-style-name="P6" draw:layer="layout" svg:width="9.121cm" svg:height="0.878cm" svg:x="17.416cm" svg:y="14.6cm">
          <draw:text-box>
            <text:p text:style-name="P5"><text:span text:style-name="T1">Dernière modification : 22/11/201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Standard-backgroundobjects">
      <style:graphic-properties draw:auto-grow-height="false" fo:min-height="1.485cm"/>
    </style:style>
    <style:style style:name="Mpr2" style:family="presentation" style:parent-style-name="Standard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23:08:39.916497012</meta:creation-date>
    <dc:date>2018-11-22T23:34:47.392523453</dc:date>
    <meta:editing-duration>PT5M16S</meta:editing-duration>
    <meta:editing-cycles>1</meta:editing-cycles>
    <meta:document-statistic meta:object-count="23"/>
    <meta:generator>LibreOffice/6.1.2.1$Linux_X86_64 LibreOffice_project/10$Build-1</meta:generator>
  </office:meta>
</office:document-meta>
</file>